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4f37" officeooo:paragraph-rsid="000e4f37"/>
    </style:style>
    <style:style style:name="P2" style:family="paragraph" style:parent-style-name="Standard">
      <style:text-properties officeooo:rsid="000e67d7" officeooo:paragraph-rsid="000e67d7"/>
    </style:style>
    <style:style style:name="P3" style:family="paragraph" style:parent-style-name="Standard">
      <style:paragraph-properties fo:text-align="center" style:justify-single-word="false"/>
      <style:text-properties fo:font-size="16pt" officeooo:rsid="000e67d7" officeooo:paragraph-rsid="000e67d7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13b81c" officeooo:paragraph-rsid="0013b81c" style:font-size-asian="16pt" style:font-size-complex="16pt"/>
    </style:style>
    <style:style style:name="P5" style:family="paragraph" style:parent-style-name="Standard">
      <style:text-properties officeooo:rsid="00106433" officeooo:paragraph-rsid="00106433"/>
    </style:style>
    <style:style style:name="P6" style:family="paragraph" style:parent-style-name="Standard">
      <style:text-properties officeooo:rsid="00106a4a" officeooo:paragraph-rsid="00106a4a"/>
    </style:style>
    <style:style style:name="P7" style:family="paragraph" style:parent-style-name="Standard">
      <style:text-properties officeooo:rsid="0012f57e" officeooo:paragraph-rsid="0012f57e"/>
    </style:style>
    <style:style style:name="P8" style:family="paragraph" style:parent-style-name="Standard">
      <style:paragraph-properties fo:text-align="center" style:justify-single-word="false"/>
      <style:text-properties fo:font-size="18pt" officeooo:rsid="000e67d7" officeooo:paragraph-rsid="000e67d7" style:font-size-asian="18pt" style:font-size-complex="18pt"/>
    </style:style>
    <style:style style:name="P9" style:family="paragraph" style:parent-style-name="Standard">
      <style:text-properties officeooo:rsid="0013a49b" officeooo:paragraph-rsid="0013a49b"/>
    </style:style>
    <style:style style:name="P10" style:family="paragraph" style:parent-style-name="Standard">
      <style:text-properties officeooo:rsid="0016dbb7" officeooo:paragraph-rsid="0016dbb7"/>
    </style:style>
    <style:style style:name="P11" style:family="paragraph" style:parent-style-name="Standard">
      <style:text-properties officeooo:rsid="0017f444" officeooo:paragraph-rsid="0017f444"/>
    </style:style>
    <style:style style:name="P12" style:family="paragraph" style:parent-style-name="Standard">
      <style:text-properties officeooo:rsid="00195dbb" officeooo:paragraph-rsid="00195dbb"/>
    </style:style>
    <style:style style:name="P13" style:family="paragraph" style:parent-style-name="Standard">
      <style:text-properties officeooo:rsid="001a15bb" officeooo:paragraph-rsid="001a15bb"/>
    </style:style>
    <style:style style:name="P14" style:family="paragraph" style:parent-style-name="Standard">
      <style:text-properties officeooo:rsid="001b0f23" officeooo:paragraph-rsid="001b0f23"/>
    </style:style>
    <style:style style:name="T1" style:family="text">
      <style:text-properties officeooo:rsid="0012f57e"/>
    </style:style>
    <style:style style:name="T2" style:family="text">
      <style:text-properties officeooo:rsid="00152a0b"/>
    </style:style>
    <style:style style:name="T3" style:family="text">
      <style:text-properties officeooo:rsid="00178f27"/>
    </style:style>
    <style:style style:name="T4" style:family="text">
      <style:text-properties officeooo:rsid="001b0f2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mpte rendu TP2 Filtrage numérique</text:p>
      <text:p text:style-name="P2">Nicolas Foin</text:p>
      <text:p text:style-name="P1"/>
      <text:p text:style-name="P3">8.2 Etude théorique</text:p>
      <text:p text:style-name="P5">Q 8.2.1</text:p>
      <text:p text:style-name="P5">X(f) =<draw:frame draw:style-name="fr1" draw:name="Objet1" text:anchor-type="as-char" svg:y="-0.619cm" svg:width="5.768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tab/><text:span text:style-name="T2">= </text:span><text:span text:style-name="T2"><draw:frame draw:style-name="fr1" draw:name="Objet4" text:anchor-type="as-char" svg:y="-0.66cm" svg:width="4.073cm" svg:height="1.037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1"/>
      <text:p text:style-name="P6">Q8.2.2</text:p>
      <text:p text:style-name="P6">Y(f) = <draw:frame draw:style-name="fr1" draw:name="Objet2" text:anchor-type="as-char" svg:y="-0.619cm" svg:width="5.027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><text:tab/>= <draw:frame draw:style-name="fr1" draw:name="Objet3" text:anchor-type="as-char" svg:y="-0.66cm" svg:width="7.177cm" svg:height="1.03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7">Q8.2.3</text:p>
      <text:p text:style-name="P9">a) On doit utiliser un filtre car le signal y est composé de la somme de m et d’un autre signal de fréquence différente. Or on veut seulement m.</text:p>
      <text:p text:style-name="P9"/>
      <text:p text:style-name="P9">b) <text:span text:style-name="T1">En utilisant un filtre passe bas, on peut récupérer m à un facteur multiplicatif près, </text:span>après avoir supprimé la composante en cos(4*pi*f0*t).</text:p>
      <text:p text:style-name="P9"/>
      <text:p text:style-name="P9"/>
      <text:p text:style-name="P4">8.3 Implantation</text:p>
      <text:p text:style-name="P10">Q8.3.2</text:p>
      <text:p text:style-name="P10">b) <text:span text:style-name="T3">Le tracé de la fft du signal modulé est conforme car on remarque bien les deux spectres de m (figure 2) placés en -f0 et f0. C’est bien ce qu’on a obtenus avec le résultat théorique.</text:span></text:p>
      <text:p text:style-name="P1"/>
      <text:p text:style-name="P11">Q8.4.2</text:p>
      <text:p text:style-name="P11">On remarque que le signal est composé de deux dirac en -400 et 400 Hz ce qui correspond à -2f0 et 2f0 comme obtenu dans l’expression théorique. De plus on retrouve aussi le dirac à l’origine.</text:p>
      <text:p text:style-name="P1"/>
      <text:p text:style-name="P12">Q8.4.3</text:p>
      <text:p text:style-name="P12">b) Le filtre est bien de type passe bas car il est centré en 0.</text:p>
      <text:p text:style-name="P13">c) Plus l’ordre est élevé, <text:span text:style-name="T4">plus le la réponse en fréquence se rapproche d’un filtre idéal c’est à dire d’une porte.</text:span></text:p>
      <text:p text:style-name="P14">c)La fenetre de troncature permet de lisser la réponse en fréquence, et ainsi de se rapprocher d’un filtre idéal sans avoir à augmenter l’ord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6:27:25.873514267</meta:creation-date>
    <meta:generator>LibreOffice/6.0.7.3$Linux_X86_64 LibreOffice_project/00m0$Build-3</meta:generator>
    <dc:date>2020-01-09T14:32:44.217351038</dc:date>
    <meta:editing-duration>PT1H20M36S</meta:editing-duration>
    <meta:editing-cycles>5</meta:editing-cycles>
    <meta:document-statistic meta:table-count="0" meta:image-count="0" meta:object-count="4" meta:page-count="1" meta:paragraph-count="21" meta:word-count="210" meta:character-count="1123" meta:non-whitespace-character-count="929"/>
  </office:meta>
</office:document-meta>
</file>

<file path=Object 1/content.xml><?xml version="1.0" encoding="utf-8"?>
<math xmlns="http://www.w3.org/1998/Math/MathML" display="block">
  <semantics>
    <mrow>
      <mi>M</mi>
      <mrow>
        <mrow>
          <mo fence="true" stretchy="false">(</mo>
          <mrow>
            <mi>f</mi>
          </mrow>
          <mo fence="true" stretchy="false">)</mo>
        </mrow>
        <mo stretchy="false">∗</mo>
        <mrow>
          <mo fence="true" stretchy="false">(</mo>
          <mrow>
            <mrow>
              <mfrac>
                <mn>1</mn>
                <mn>2</mn>
              </mfrac>
              <mrow>
                <mo fence="true" stretchy="false">(</mo>
                <mrow>
                  <mrow>
                    <mi>δ</mi>
                    <mrow>
                      <mrow>
                        <mo fence="true" stretchy="false">(</mo>
                        <mrow>
                          <mrow>
                            <mrow>
                              <mi>f</mi>
                              <mo stretchy="false">−</mo>
                              <mi>f</mi>
                            </mrow>
                            <mn>0</mn>
                          </mrow>
                        </mrow>
                        <mo fence="true" stretchy="false">)</mo>
                      </mrow>
                      <mo stretchy="false">+</mo>
                      <mi>δ</mi>
                    </mrow>
                    <mrow>
                      <mo fence="true" stretchy="false">(</mo>
                      <mrow>
                        <mrow>
                          <mrow>
                            <mi>f</mi>
                            <mo stretchy="false">+</mo>
                            <mi>f</mi>
                          </mrow>
                          <mn>0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M( f ) *  ( { 1 } over { 2 } ( %delta (f-f0) + %delta (f+f0)) )</annotation>
  </semantics>
</math>
</file>

<file path=Object 2/content.xml><?xml version="1.0" encoding="utf-8"?>
<math xmlns="http://www.w3.org/1998/Math/MathML" display="block">
  <semantics>
    <mrow>
      <mi>M</mi>
      <mrow>
        <mrow>
          <mo fence="true" stretchy="false">(</mo>
          <mrow>
            <mi>f</mi>
          </mrow>
          <mo fence="true" stretchy="false">)</mo>
        </mrow>
        <mo stretchy="false">∗</mo>
        <mrow>
          <mo fence="true" stretchy="false">(</mo>
          <mrow>
            <mrow>
              <mfrac>
                <mn>1</mn>
                <mn>2</mn>
              </mfrac>
              <mrow>
                <mo fence="true" stretchy="false">(</mo>
                <mrow>
                  <mrow>
                    <mrow>
                      <mn>1</mn>
                      <mo stretchy="false">+</mo>
                      <mi>cos</mi>
                    </mrow>
                    <mrow>
                      <mo fence="true" stretchy="false">(</mo>
                      <mrow>
                        <mrow>
                          <mn>4</mn>
                          <mi>π</mi>
                          <mi>f</mi>
                          <mn>0</mn>
                          <mi>t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M( f ) * ( { 1 } over { 2 } ( 1+cos(4 %pi f0 t) ) )</annotation>
  </semantics>
</math>
</file>

<file path=Object 3/content.xml><?xml version="1.0" encoding="utf-8"?>
<math xmlns="http://www.w3.org/1998/Math/MathML" display="block">
  <semantics>
    <mrow>
      <mfrac>
        <mrow>
          <mi>M</mi>
          <mrow>
            <mo fence="true" stretchy="false">(</mo>
            <mrow>
              <mi>f</mi>
            </mrow>
            <mo fence="true" stretchy="false">)</mo>
          </mrow>
        </mrow>
        <mn>2</mn>
      </mfrac>
      <mrow>
        <mo fence="true" stretchy="false">(</mo>
        <mrow>
          <mrow>
            <mi>δ</mi>
            <mrow>
              <mrow>
                <mo fence="true" stretchy="false">(</mo>
                <mrow>
                  <mi>f</mi>
                </mrow>
                <mo fence="true" stretchy="false">)</mo>
              </mrow>
              <mo stretchy="false">+</mo>
              <mfrac>
                <mn>1</mn>
                <mn>2</mn>
              </mfrac>
            </mrow>
            <mrow>
              <mo fence="true" stretchy="false">(</mo>
              <mrow>
                <mrow>
                  <mi>δ</mi>
                  <mrow>
                    <mrow>
                      <mo fence="true" stretchy="false">(</mo>
                      <mrow>
                        <mrow>
                          <mrow>
                            <mi>f</mi>
                            <mo stretchy="false">+</mo>
                            <mn>2</mn>
                          </mrow>
                          <mi>f</mi>
                          <mn>0</mn>
                        </mrow>
                      </mrow>
                      <mo fence="true" stretchy="false">)</mo>
                    </mrow>
                    <mo stretchy="false">+</mo>
                    <mi>δ</mi>
                  </mrow>
                  <mrow>
                    <mo fence="true" stretchy="false">(</mo>
                    <mrow>
                      <mrow>
                        <mrow>
                          <mi>f</mi>
                          <mo stretchy="false">−</mo>
                          <mn>2</mn>
                        </mrow>
                        <mi>f</mi>
                        <mn>0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{M( f )} over { 2 } (%delta (f)+ {1} over {2} (%delta (f+2f0) + %delta (f-2f0) ))</annotation>
  </semantics>
</math>
</file>

<file path=Object 4/content.xml><?xml version="1.0" encoding="utf-8"?>
<math xmlns="http://www.w3.org/1998/Math/MathML" display="block">
  <semantics>
    <mfrac>
      <mrow>
        <mi>M</mi>
        <mrow>
          <mrow>
            <mo fence="true" stretchy="false">(</mo>
            <mrow>
              <mrow>
                <mrow>
                  <mi>f</mi>
                  <mo stretchy="false">−</mo>
                  <mi>f</mi>
                </mrow>
                <mn>0</mn>
              </mrow>
            </mrow>
            <mo fence="true" stretchy="false">)</mo>
          </mrow>
          <mo stretchy="false">+</mo>
          <mi>M</mi>
        </mrow>
        <mrow>
          <mo fence="true" stretchy="false">(</mo>
          <mrow>
            <mrow>
              <mrow>
                <mi>f</mi>
                <mo stretchy="false">+</mo>
                <mi>f</mi>
              </mrow>
              <mn>0</mn>
            </mrow>
          </mrow>
          <mo fence="true" stretchy="false">)</mo>
        </mrow>
      </mrow>
      <mn>2</mn>
    </mfrac>
    <annotation encoding="StarMath 5.0">{ M(f-f0)+M(f+f0) } over { 2 }</annotation>
  </semantics>
</math>
</file>